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onotype Corsiva" svg:font-family="'Monotype Corsiva'" style:font-family-generic="roman" style:font-pitch="variable"/>
    <style:font-face style:name="Open Sans" svg:font-family="'Ope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84cm" fo:margin-left="-0.191cm" fo:margin-top="0cm" fo:margin-bottom="0cm" table:align="left" style:writing-mode="lr-tb"/>
    </style:style>
    <style:style style:name="Table1.A" style:family="table-column">
      <style:table-column-properties style:column-width="4.992cm"/>
    </style:style>
    <style:style style:name="Table1.B" style:family="table-column">
      <style:table-column-properties style:column-width="10.99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B1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A2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B2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A3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B3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A4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B4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A5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B5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A6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B6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A7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B7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A8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B8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1.B9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15.984cm" fo:margin-left="-0.191cm" fo:margin-top="0cm" fo:margin-bottom="0cm" table:align="left" style:writing-mode="lr-tb"/>
    </style:style>
    <style:style style:name="Table3.A" style:family="table-column">
      <style:table-column-properties style:column-width="4.992cm"/>
    </style:style>
    <style:style style:name="Table3.B" style:family="table-column">
      <style:table-column-properties style:column-width="10.993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5" style:family="table">
      <style:table-properties style:width="15.984cm" fo:margin-left="-0.191cm" fo:margin-top="0cm" fo:margin-bottom="0cm" table:align="left" style:writing-mode="lr-tb"/>
    </style:style>
    <style:style style:name="Table5.A" style:family="table-column">
      <style:table-column-properties style:column-width="4.992cm"/>
    </style:style>
    <style:style style:name="Table5.B" style:family="table-column">
      <style:table-column-properties style:column-width="10.99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5.B1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4" style:family="table">
      <style:table-properties style:width="15.984cm" fo:margin-left="-0.191cm" fo:margin-top="0cm" fo:margin-bottom="0cm" table:align="left" style:writing-mode="lr-tb"/>
    </style:style>
    <style:style style:name="Table4.A" style:family="table-column">
      <style:table-column-properties style:column-width="4.992cm"/>
    </style:style>
    <style:style style:name="Table4.B" style:family="table-column">
      <style:table-column-properties style:column-width="10.993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6" style:family="table">
      <style:table-properties style:width="15.984cm" fo:margin-left="-0.191cm" fo:margin-top="0cm" fo:margin-bottom="0cm" table:align="left" style:writing-mode="lr-tb"/>
    </style:style>
    <style:style style:name="Table6.A" style:family="table-column">
      <style:table-column-properties style:column-width="4.992cm"/>
    </style:style>
    <style:style style:name="Table6.B" style:family="table-column">
      <style:table-column-properties style:column-width="10.993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6.B1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7" style:family="table">
      <style:table-properties style:width="15.984cm" fo:margin-left="-0.191cm" fo:margin-top="0cm" fo:margin-bottom="0cm" table:align="left" style:writing-mode="lr-tb"/>
    </style:style>
    <style:style style:name="Table7.A" style:family="table-column">
      <style:table-column-properties style:column-width="4.992cm"/>
    </style:style>
    <style:style style:name="Table7.B" style:family="table-column">
      <style:table-column-properties style:column-width="10.993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P1" style:family="paragraph" style:parent-style-name="Frame_20_contents">
      <style:paragraph-properties fo:margin-left="2.3cm" fo:margin-right="0cm" fo:text-indent="0cm" style:auto-text-indent="false"/>
      <style:text-properties fo:color="#ffffff" loext:opacity="100%" style:font-name="Open Sans" fo:font-size="14pt" fo:font-weight="bold" officeooo:rsid="0010bae1" style:font-size-asian="14pt" style:font-weight-asian="bold" style:font-name-complex="Open Sans1" style:font-size-complex="14pt"/>
    </style:style>
    <style:style style:name="P2" style:family="paragraph" style:parent-style-name="Frame_20_contents">
      <style:paragraph-properties fo:margin-left="2.3cm" fo:margin-right="0cm" fo:margin-top="0cm" fo:margin-bottom="0cm" style:contextual-spacing="false" fo:text-indent="0cm" style:auto-text-indent="false"/>
    </style:style>
    <style:style style:name="P3" style:family="paragraph" style:parent-style-name="Standard">
      <style:paragraph-properties>
        <style:tab-stops>
          <style:tab-stop style:position="9.44cm"/>
        </style:tab-stops>
      </style:paragraph-properties>
      <style:text-properties style:font-name="Open Sans" style:font-name-complex="Open Sans1"/>
    </style:style>
    <style:style style:name="P4" style:family="paragraph" style:parent-style-name="Standard">
      <style:paragraph-properties>
        <style:tab-stops>
          <style:tab-stop style:position="9.44cm"/>
        </style:tab-stops>
      </style:paragraph-properties>
      <style:text-properties style:font-name="Open Sans" officeooo:paragraph-rsid="0019de68" style:font-name-complex="Open Sans1"/>
    </style:style>
    <style:style style:name="P5" style:family="paragraph" style:parent-style-name="Standard">
      <style:paragraph-properties>
        <style:tab-stops>
          <style:tab-stop style:position="9.44cm"/>
        </style:tab-stops>
      </style:paragraph-properties>
      <style:text-properties style:font-name="Open Sans" officeooo:paragraph-rsid="001c9a81" style:font-name-complex="Open Sans1"/>
    </style:style>
    <style:style style:name="P6" style:family="paragraph" style:parent-style-name="Standard">
      <style:text-properties style:font-name="Open Sans" officeooo:paragraph-rsid="0014edd7" style:font-name-complex="Open Sans1"/>
    </style:style>
    <style:style style:name="P7" style:family="paragraph" style:parent-style-name="Standard">
      <style:text-properties style:font-name="Open Sans" officeooo:paragraph-rsid="0019de68" style:font-name-complex="Open Sans1"/>
    </style:style>
    <style:style style:name="P8" style:family="paragraph" style:parent-style-name="Standard">
      <style:text-properties officeooo:paragraph-rsid="001c9a81"/>
    </style:style>
    <style:style style:name="P9" style:family="paragraph" style:parent-style-name="Standard">
      <style:text-properties fo:color="#1f4e79" loext:opacity="100%" style:font-name="Monotype Corsiva" fo:font-size="20pt" officeooo:rsid="001305fc" style:font-size-asian="20pt" style:font-name-complex="Open Sans1" style:font-size-complex="20pt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Standard">
      <style:paragraph-properties fo:margin-top="0.564cm" fo:margin-bottom="0cm" style:contextual-spacing="false" fo:text-align="end" style:justify-single-word="false" fo:orphans="2" fo:widows="2"/>
      <style:text-properties fo:color="#44546a" loext:opacity="100%" style:font-name="Open Sans" fo:font-size="11pt" fo:language="de" fo:country="DE" fo:font-weight="bold" style:letter-kerning="false" style:font-name-asian="Calibri1" style:font-size-asian="11pt" style:language-asian="en" style:country-asian="US" style:font-weight-asian="bold" style:font-name-complex="Open Sans1" style:font-size-complex="11pt" style:language-complex="ar" style:country-complex="SA"/>
    </style:style>
    <style:style style:name="P12" style:family="paragraph" style:parent-style-name="Standard">
      <style:paragraph-properties fo:margin-top="0.564cm" fo:margin-bottom="0cm" style:contextual-spacing="false" fo:text-align="end" style:justify-single-word="false" fo:orphans="2" fo:widows="2"/>
      <style:text-properties fo:color="#44546a" loext:opacity="100%" style:font-name="Open Sans" fo:font-size="11pt" fo:language="de" fo:country="DE" fo:font-weight="bold" officeooo:rsid="001c9a81" officeooo:paragraph-rsid="001c9a81" style:letter-kerning="false" style:font-name-asian="Calibri1" style:font-size-asian="11pt" style:language-asian="en" style:country-asian="US" style:font-weight-asian="bold" style:font-name-complex="Open Sans1" style:font-size-complex="11pt" style:language-complex="ar" style:country-complex="SA"/>
    </style:style>
    <style:style style:name="P13" style:family="paragraph" style:parent-style-name="Standard">
      <style:paragraph-properties fo:margin-top="0.564cm" fo:margin-bottom="0cm" style:contextual-spacing="false" fo:text-align="end" style:justify-single-word="false" fo:orphans="2" fo:widows="2"/>
      <style:text-properties fo:color="#44546a" loext:opacity="100%" style:font-name="Open Sans" fo:font-size="11pt" fo:language="de" fo:country="DE" fo:font-weight="bold" officeooo:rsid="0019de68" officeooo:paragraph-rsid="0019de68" style:letter-kerning="false" style:font-name-asian="Calibri1" style:font-size-asian="11pt" style:language-asian="en" style:country-asian="US" style:font-weight-asian="bold" style:font-name-complex="Open Sans1" style:font-size-complex="11pt" style:language-complex="ar" style:country-complex="SA"/>
    </style:style>
    <style:style style:name="P14" style:family="paragraph" style:parent-style-name="Standard">
      <style:paragraph-properties fo:margin-top="0.564cm" fo:margin-bottom="0cm" style:contextual-spacing="false" fo:text-align="start" style:justify-single-word="false" fo:orphans="2" fo:widows="2"/>
      <style:text-properties fo:color="#404040" loext:opacity="100%" style:font-name="Open Sans" fo:font-size="11pt" fo:language="de" fo:country="DE" style:letter-kerning="false" style:font-name-asian="Calibri1" style:font-size-asian="11pt" style:language-asian="en" style:country-asian="US" style:font-name-complex="Open Sans1" style:font-size-complex="11pt" style:language-complex="ar" style:country-complex="SA"/>
    </style:style>
    <style:style style:name="P15" style:family="paragraph" style:parent-style-name="Standard">
      <style:paragraph-properties fo:margin-top="0.564cm" fo:margin-bottom="0cm" style:contextual-spacing="false" fo:text-align="start" style:justify-single-word="false" fo:orphans="2" fo:widows="2">
        <style:tab-stops>
          <style:tab-stop style:position="1.715cm"/>
        </style:tab-stops>
      </style:paragraph-properties>
      <style:text-properties fo:color="#404040" loext:opacity="100%" style:font-name="Open Sans" fo:font-size="11pt" fo:language="de" fo:country="DE" style:letter-kerning="false" style:font-name-asian="Calibri1" style:font-size-asian="11pt" style:language-asian="en" style:country-asian="US" style:font-name-complex="Open Sans1" style:font-size-complex="11pt" style:language-complex="ar" style:country-complex="SA"/>
    </style:style>
    <style:style style:name="P16" style:family="paragraph" style:parent-style-name="Standard">
      <style:paragraph-properties fo:margin-top="0.564cm" fo:margin-bottom="0cm" style:contextual-spacing="false" fo:text-align="start" style:justify-single-word="false" fo:orphans="2" fo:widows="2"/>
      <style:text-properties fo:color="#404040" loext:opacity="100%" style:font-name="Open Sans" fo:font-size="11pt" fo:language="de" fo:country="DE" officeooo:paragraph-rsid="0019de68" style:letter-kerning="false" style:font-name-asian="Calibri1" style:font-size-asian="11pt" style:language-asian="en" style:country-asian="US" style:font-name-complex="Open Sans1" style:font-size-complex="11pt" style:language-complex="ar" style:country-complex="SA"/>
    </style:style>
    <style:style style:name="P17" style:family="paragraph" style:parent-style-name="Standard">
      <style:paragraph-properties fo:margin-top="0.564cm" fo:margin-bottom="0cm" style:contextual-spacing="false" fo:text-align="start" style:justify-single-word="false" fo:orphans="2" fo:widows="2"/>
      <style:text-properties fo:color="#404040" loext:opacity="100%" style:font-name="Open Sans" fo:font-size="11pt" fo:language="de" fo:country="DE" officeooo:paragraph-rsid="001c9a81" style:letter-kerning="false" style:font-name-asian="Calibri1" style:font-size-asian="11pt" style:language-asian="en" style:country-asian="US" style:font-name-complex="Open Sans1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404040" loext:opacity="100%" style:font-name="Open Sans" fo:font-size="10pt" fo:language="de" fo:country="DE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404040" loext:opacity="100%" style:font-name="Open Sans" fo:font-size="10pt" fo:language="de" fo:country="DE" officeooo:paragraph-rsid="0014edd7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404040" loext:opacity="100%" style:font-name="Open Sans" fo:font-size="10pt" fo:language="de" fo:country="DE" officeooo:paragraph-rsid="0019de68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Open Sans" fo:font-size="10pt" fo:language="de" fo:country="DE" officeooo:paragraph-rsid="0014edd7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Open Sans" fo:font-size="10pt" fo:language="de" fo:country="DE" officeooo:paragraph-rsid="0019de68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Open Sans" fo:font-size="10pt" fo:language="de" fo:country="DE" officeooo:rsid="0012a76f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Open Sans" fo:font-size="10pt" fo:language="de" fo:country="DE" officeooo:rsid="0012a76f" officeooo:paragraph-rsid="0012a76f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Open Sans" fo:font-size="10pt" fo:language="de" fo:country="DE" officeooo:rsid="0012c43a" officeooo:paragraph-rsid="0012c43a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Open Sans" fo:font-size="10pt" fo:language="de" fo:country="DE" officeooo:rsid="0016e424" officeooo:paragraph-rsid="0016e424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Open Sans" fo:font-size="10pt" fo:language="de" fo:country="DE" officeooo:rsid="0016e424" officeooo:paragraph-rsid="0019de68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404040" loext:opacity="100%" style:font-name="Open Sans" fo:font-size="10pt" fo:language="de" fo:country="DE" officeooo:rsid="001d88dc" officeooo:paragraph-rsid="001d88dc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Open Sans" fo:font-size="10pt" fo:language="de" fo:country="DE" fo:font-weight="bold" officeooo:rsid="0014edd7" officeooo:paragraph-rsid="0014edd7" style:letter-kerning="false" style:font-name-asian="Calibri1" style:font-size-asian="10pt" style:language-asian="en" style:country-asian="US" style:font-weight-asian="bold" style:font-name-complex="Open Sans1" style:font-size-complex="10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Open Sans" fo:font-size="10pt" fo:language="de" fo:country="DE" fo:font-weight="bold" officeooo:rsid="0014edd7" officeooo:paragraph-rsid="0019de68" style:letter-kerning="false" style:font-name-asian="Calibri1" style:font-size-asian="10pt" style:language-asian="en" style:country-asian="US" style:font-weight-asian="bold" style:font-name-complex="Open Sans1" style:font-size-complex="10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Open Sans" fo:font-size="10pt" fo:language="de" fo:country="DE" fo:font-weight="normal" officeooo:rsid="0014edd7" officeooo:paragraph-rsid="001c9a81" style:letter-kerning="false" style:font-name-asian="Calibri1" style:font-size-asian="10pt" style:language-asian="en" style:country-asian="US" style:font-weight-asian="normal" style:font-name-complex="Open Sans1" style:font-size-complex="10pt" style:language-complex="ar" style:country-complex="SA" style:font-weight-complex="normal"/>
    </style:style>
    <style:style style:name="P32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404040" loext:opacity="100%" style:font-name="Open Sans" fo:font-size="11pt" fo:language="de" fo:country="DE" style:letter-kerning="false" style:font-name-asian="Calibri1" style:font-size-asian="11pt" style:language-asian="en" style:country-asian="US" style:font-name-complex="Open Sans1" style:font-size-complex="11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404040" loext:opacity="100%" style:font-name="Open Sans" fo:font-size="11pt" fo:language="de" fo:country="DE" officeooo:paragraph-rsid="0014edd7" style:letter-kerning="false" style:font-name-asian="Calibri1" style:font-size-asian="11pt" style:language-asian="en" style:country-asian="US" style:font-name-complex="Open Sans1" style:font-size-complex="11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fo:color="#404040" loext:opacity="100%" style:font-name="Open Sans" fo:font-size="11pt" fo:language="de" fo:country="DE" officeooo:paragraph-rsid="0019de68" style:letter-kerning="false" style:font-name-asian="Calibri1" style:font-size-asian="11pt" style:language-asian="en" style:country-asian="US" style:font-name-complex="Open Sans1" style:font-size-complex="11pt" style:language-complex="ar" style:country-complex="SA"/>
    </style:style>
    <style:style style:name="P35" style:family="paragraph" style:parent-style-name="Standard">
      <loext:graphic-properties draw:fill="none"/>
      <style:paragraph-properties fo:margin-left="-0.203cm" fo:margin-right="0cm" fo:margin-top="0cm" fo:margin-bottom="0cm" style:contextual-spacing="false" fo:text-align="end" style:justify-single-word="false" fo:orphans="2" fo:widows="2" fo:text-indent="0cm" style:auto-text-indent="false" fo:background-color="transparent" style:writing-mode="lr-tb"/>
      <style:text-properties fo:color="#404040" loext:opacity="100%" style:font-name="Open Sans" fo:font-size="10pt" fo:language="de" fo:country="DE" style:letter-kerning="false" style:font-name-asian="Calibri1" style:font-size-asian="10pt" style:language-asian="en" style:country-asian="US" style:font-name-complex="Open Sans1" style:font-size-complex="10pt" style:language-complex="ar" style:country-complex="SA"/>
    </style:style>
    <style:style style:name="P36" style:family="paragraph" style:parent-style-name="Standard" style:master-page-name="Standard">
      <style:paragraph-properties style:page-number="1"/>
      <style:text-properties style:font-name="Open Sans" style:font-name-complex="Open Sans1"/>
    </style:style>
    <style:style style:name="P37" style:family="paragraph">
      <loext:graphic-properties draw:fill="solid" draw:fill-color="#d9d9d9"/>
      <style:paragraph-properties fo:text-align="start"/>
      <style:text-properties fo:font-size="11pt"/>
    </style:style>
    <style:style style:name="P38" style:family="paragraph">
      <loext:graphic-properties draw:fill="solid" draw:fill-color="#bfbfbf"/>
      <style:paragraph-properties fo:text-align="start"/>
    </style:style>
    <style:style style:name="P39" style:family="paragraph">
      <loext:graphic-properties draw:fill="solid" draw:fill-color="#ffffff"/>
      <style:paragraph-properties fo:text-align="start"/>
    </style:style>
    <style:style style:name="P40" style:family="paragraph">
      <loext:graphic-properties draw:fill="solid" draw:fill-color="#d9d9d9"/>
      <style:paragraph-properties fo:text-align="start"/>
    </style:style>
    <style:style style:name="P41" style:family="paragraph">
      <loext:graphic-properties draw:fill="solid" draw:fill-color="#44546a"/>
      <style:paragraph-properties fo:text-align="start"/>
      <style:text-properties fo:color="#000000" loext:opacity="100%" fo:font-size="18pt"/>
    </style:style>
    <style:style style:name="T1" style:family="text">
      <style:text-properties fo:color="#ffffff" loext:opacity="100%" style:font-name="OpenSymbol" fo:font-size="10pt" style:font-size-asian="10pt" style:font-size-complex="10pt"/>
    </style:style>
    <style:style style:name="T2" style:family="text">
      <style:text-properties fo:color="#ffffff" loext:opacity="100%" style:font-name="OpenSymbol" fo:font-size="10pt" fo:font-weight="bold" style:font-size-asian="10pt" style:font-weight-asian="bold" style:font-size-complex="10pt"/>
    </style:style>
    <style:style style:name="T3" style:family="text">
      <style:text-properties fo:color="#ffffff" loext:opacity="100%" style:font-name="Open Sans" fo:font-size="10pt" style:font-size-asian="10pt" style:font-name-complex="Open Sans1" style:font-size-complex="10pt"/>
    </style:style>
    <style:style style:name="T4" style:family="text">
      <style:text-properties fo:color="#ffffff" loext:opacity="100%" style:font-name="Open Sans" fo:font-size="10pt" officeooo:rsid="0010bae1" style:font-size-asian="10pt" style:font-name-complex="Open Sans1" style:font-size-complex="10pt"/>
    </style:style>
    <style:style style:name="T5" style:family="text">
      <style:text-properties fo:color="#404040" loext:opacity="100%" style:font-name="Open Sans" fo:font-size="12pt" style:font-size-asian="12pt" style:font-name-complex="Open Sans1" style:font-size-complex="12pt"/>
    </style:style>
    <style:style style:name="T6" style:family="text">
      <style:text-properties fo:color="#404040" loext:opacity="100%" style:font-name="Open Sans" fo:font-size="8pt" style:font-size-asian="8pt" style:font-name-complex="Open Sans1" style:font-size-complex="8pt"/>
    </style:style>
    <style:style style:name="T7" style:family="text">
      <style:text-properties fo:color="#404040" loext:opacity="100%" style:font-name="Open Sans" fo:font-size="10pt" style:font-size-asian="10pt" style:font-name-complex="Open Sans1" style:font-size-complex="10pt"/>
    </style:style>
    <style:style style:name="T8" style:family="text">
      <style:text-properties fo:color="#404040" loext:opacity="100%" style:font-name="Open Sans" fo:font-size="10pt" officeooo:rsid="001305fc" style:font-size-asian="10pt" style:font-name-complex="Open Sans1" style:font-size-complex="10pt"/>
    </style:style>
    <style:style style:name="T9" style:family="text">
      <style:text-properties style:font-name="Open Sans" fo:font-size="12pt" style:font-size-asian="12pt" style:font-name-complex="Open Sans1" style:font-size-complex="12pt" style:font-weight-complex="bold"/>
    </style:style>
    <style:style style:name="T10" style:family="text">
      <style:text-properties officeooo:rsid="0014edd7"/>
    </style:style>
    <style:style style:name="T11" style:family="text">
      <style:text-properties officeooo:rsid="0016e424"/>
    </style:style>
    <style:style style:name="T12" style:family="text">
      <style:text-properties officeooo:rsid="0019de68"/>
    </style:style>
    <style:style style:name="T13" style:family="text">
      <style:text-properties officeooo:rsid="0022c31b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2.17cm" fo:margin-right="0.356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53cm" svg:stroke-color="#ffffff" draw:stroke-linejoin="miter" svg:stroke-linecap="butt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none" svg:stroke-width="0.035cm" draw:stroke-linejoin="miter" svg:stroke-linecap="butt" draw:fill="solid" draw:fill-color="#bfbfb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background"/>
    </style:style>
    <style:style style:name="gr5" style:family="graphic">
      <style:graphic-properties draw:stroke="solid" svg:stroke-width="0.035cm" svg:stroke-color="#d9d9d9" draw:stroke-linejoin="miter" svg:stroke-linecap="butt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background"/>
    </style:style>
    <style:style style:name="gr6" style:family="graphic">
      <style:graphic-properties draw:stroke="solid" svg:stroke-width="0.035cm" svg:stroke-color="#bfbfbf" draw:stroke-linejoin="miter" svg:stroke-linecap="butt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background"/>
    </style:style>
    <style:style style:name="gr7" style:family="graphic" style:parent-style-name="Frame">
      <style:graphic-properties draw:stroke="none" svg:stroke-width="0.053cm" draw:stroke-linejoin="miter" svg:stroke-linecap="butt" draw:fill="solid" draw:fill-color="#44546a" draw:textarea-vertical-align="middle" draw:auto-grow-height="false" fo:min-height="2.12cm" fo:min-width="20.796cm" fo:padding-top="0.127cm" fo:padding-bottom="0.127cm" fo:padding-left="0.254cm" fo:padding-right="0.254cm" fo:wrap-option="wrap" fo:margin-left="0cm" fo:margin-right="0cm" fo:margin-top="0cm" fo:margin-bottom="0.01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Persönliche Daten</text:p>
          </table:table-cell>
          <table:table-cell table:style-name="Table1.B1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8">Name</text:p>
          </table:table-cell>
          <table:table-cell table:style-name="Table1.B2" office:value-type="string">
            <text:p text:style-name="P23">[NAME]</text:p>
          </table:table-cell>
        </table:table-row>
        <table:table-row table:style-name="Table1.1">
          <table:table-cell table:style-name="Table1.A3" office:value-type="string">
            <text:p text:style-name="P18">Adresse</text:p>
          </table:table-cell>
          <table:table-cell table:style-name="Table1.B3" office:value-type="string">
            <text:p text:style-name="P24">[STREET]</text:p>
          </table:table-cell>
        </table:table-row>
        <table:table-row table:style-name="Table1.1">
          <table:table-cell table:style-name="Table1.A4" office:value-type="string">
            <text:p text:style-name="P32"/>
          </table:table-cell>
          <table:table-cell table:style-name="Table1.B4" office:value-type="string">
            <text:p text:style-name="P24">[PLZ_WITH_LOCATION]</text:p>
          </table:table-cell>
        </table:table-row>
        <table:table-row table:style-name="Table1.1">
          <table:table-cell table:style-name="Table1.A5" office:value-type="string">
            <text:p text:style-name="P35">Telefon</text:p>
          </table:table-cell>
          <table:table-cell table:style-name="Table1.B5" office:value-type="string">
            <text:p text:style-name="P24">[PHONE]</text:p>
          </table:table-cell>
        </table:table-row>
        <table:table-row table:style-name="Table1.1">
          <table:table-cell table:style-name="Table1.A6" office:value-type="string">
            <text:p text:style-name="P18">E-Mail</text:p>
          </table:table-cell>
          <table:table-cell table:style-name="Table1.B6" office:value-type="string">
            <text:p text:style-name="P24">[EMAIL]</text:p>
          </table:table-cell>
        </table:table-row>
        <table:table-row table:style-name="Table1.1">
          <table:table-cell table:style-name="Table1.A7" office:value-type="string">
            <text:p text:style-name="P18">Geburtsdatum </text:p>
          </table:table-cell>
          <table:table-cell table:style-name="Table1.B7" office:value-type="string">
            <text:p text:style-name="P24">[LOCALIZED_BIRTH_DAY]</text:p>
          </table:table-cell>
        </table:table-row>
        <table:table-row table:style-name="Table1.1">
          <table:table-cell table:style-name="Table1.A8" office:value-type="string">
            <text:p text:style-name="P18">Familienstand</text:p>
          </table:table-cell>
          <table:table-cell table:style-name="Table1.B8" office:value-type="string">
            <text:p text:style-name="P25">[MARITAL_STATUS]</text:p>
          </table:table-cell>
        </table:table-row>
        <table:table-row table:style-name="Table1.1">
          <table:table-cell table:style-name="Table1.A1" office:value-type="string">
            <text:p text:style-name="P11">Beruflicher Werdegang</text:p>
          </table:table-cell>
          <table:table-cell table:style-name="Table1.B9" office:value-type="string">
            <text:p text:style-name="P14"/>
          </table:table-cell>
        </table:table-row>
      </table:table>
      <text:p text:style-name="P3"/>
      <text:section text:style-name="Sect1" text:name="experience-section"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19">seit <text:span text:style-name="T10">[CV_UNIT_START_DATE_YEAR]</text:span></text:p>
            </table:table-cell>
            <table:table-cell table:style-name="Table3.A1" office:value-type="string">
              <text:p text:style-name="P29">[CV_UNIT_NAME]</text:p>
            </table:table-cell>
          </table:table-row>
          <table:table-row table:style-name="Table3.1">
            <table:table-cell table:style-name="Table3.A1" office:value-type="string">
              <text:p text:style-name="P33"/>
            </table:table-cell>
            <table:table-cell table:style-name="Table3.A1" office:value-type="string">
              <text:p text:style-name="P21"><text:span text:style-name="T11">[CV_UNIT_COMPANY]</text:span>, <text:span text:style-name="T11">[CV_UNIT_LOCATION]</text:span></text:p>
            </table:table-cell>
          </table:table-row>
          <table:table-row table:style-name="Table3.1">
            <table:table-cell table:style-name="Table3.A1" office:value-type="string">
              <text:p text:style-name="P33"/>
            </table:table-cell>
            <table:table-cell table:style-name="Table3.A1" office:value-type="string">
              <text:p text:style-name="P26">[CV_UNIT_CONTENT]</text:p>
            </table:table-cell>
          </table:table-row>
        </table:table>
        <text:p text:style-name="P6"/>
      </text:section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">Weiterbildungen</text:p>
          </table:table-cell>
          <table:table-cell table:style-name="Table5.B1" office:value-type="string">
            <text:p text:style-name="P16"/>
          </table:table-cell>
        </table:table-row>
      </table:table>
      <text:p text:style-name="P4"/>
      <text:section text:style-name="Sect1" text:name="education-section"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20">seit <text:span text:style-name="T10">[CV_UNIT_START_DATE_YEAR]</text:span></text:p>
            </table:table-cell>
            <table:table-cell table:style-name="Table4.A1" office:value-type="string">
              <text:p text:style-name="P30">[CV_UNIT_NAME]</text:p>
            </table:table-cell>
          </table:table-row>
          <table:table-row table:style-name="Table4.1">
            <table:table-cell table:style-name="Table4.A1" office:value-type="string">
              <text:p text:style-name="P34"/>
            </table:table-cell>
            <table:table-cell table:style-name="Table4.A1" office:value-type="string">
              <text:p text:style-name="P22"><text:span text:style-name="T11">[CV_UNIT_COMPANY]</text:span>, <text:span text:style-name="T11">[CV_UNIT_LOCATION]</text:span></text:p>
            </table:table-cell>
          </table:table-row>
          <table:table-row table:style-name="Table4.1">
            <table:table-cell table:style-name="Table4.A1" office:value-type="string">
              <text:p text:style-name="P34"/>
            </table:table-cell>
            <table:table-cell table:style-name="Table4.A1" office:value-type="string">
              <text:p text:style-name="P27">[CV_UNIT_CONTENT]</text:p>
            </table:table-cell>
          </table:table-row>
        </table:table>
        <text:p text:style-name="P7"/>
      </text:section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"><text:span text:style-name="T12">K</text:span>enntnisse</text:p>
          </table:table-cell>
          <table:table-cell table:style-name="Table6.B1" office:value-type="string">
            <text:p text:style-name="P17"/>
          </table:table-cell>
        </table:table-row>
      </table:table>
      <text:p text:style-name="P5"/>
      <text:section text:style-name="Sect1" text:name="skills-section"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P28"><text:span text:style-name="T13">[CV_UNIT_NAME] </text:span><text:span text:style-name="T10"><text:s/></text:span></text:p>
            </table:table-cell>
            <table:table-cell table:style-name="Table7.A1" office:value-type="string">
              <text:p text:style-name="P31">[CV_UNIT_CONTENT]</text:p>
            </table:table-cell>
          </table:table-row>
        </table:table>
        <text:p text:style-name="P8"/>
      </text:section>
      <text:p text:style-name="Standard"><text:span text:style-name="T8">[LOCATION]</text:span><text:span text:style-name="T7">, </text:span><text:span text:style-name="T8">[CURRENT_DATE]</text:span></text:p>
      <text:p text:style-name="P9">[NAME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onotype Corsiva" svg:font-family="'Monotype Corsiva'" style:font-family-generic="roman" style:font-pitch="variable"/>
    <style:font-face style:name="Open Sans" svg:font-family="'Ope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margin-left="2.3cm" fo:margin-right="0cm" fo:text-indent="0cm" style:auto-text-indent="false"/>
      <style:text-properties fo:color="#ffffff" loext:opacity="100%" style:font-name="Open Sans" fo:font-size="14pt" fo:font-weight="bold" officeooo:rsid="0010bae1" style:font-size-asian="14pt" style:font-weight-asian="bold" style:font-name-complex="Open Sans1" style:font-size-complex="14pt"/>
    </style:style>
    <style:style style:name="MP2" style:family="paragraph" style:parent-style-name="Frame_20_contents">
      <style:paragraph-properties fo:margin-left="2.3cm" fo:margin-right="0cm" fo:margin-top="0cm" fo:margin-bottom="0cm" style:contextual-spacing="false" fo:text-indent="0cm" style:auto-text-indent="false"/>
    </style:style>
    <style:style style:name="MP3" style:family="paragraph">
      <loext:graphic-properties draw:fill="solid" draw:fill-color="#44546a"/>
      <style:paragraph-properties fo:text-align="start"/>
      <style:text-properties fo:color="#000000" loext:opacity="100%" fo:font-size="18pt"/>
    </style:style>
    <style:style style:name="MP4" style:family="paragraph">
      <loext:graphic-properties draw:fill="solid" draw:fill-color="#d9d9d9"/>
      <style:paragraph-properties fo:text-align="start"/>
      <style:text-properties fo:font-size="11pt"/>
    </style:style>
    <style:style style:name="MP5" style:family="paragraph">
      <loext:graphic-properties draw:fill="solid" draw:fill-color="#bfbfbf"/>
      <style:paragraph-properties fo:text-align="start"/>
    </style:style>
    <style:style style:name="MP6" style:family="paragraph">
      <loext:graphic-properties draw:fill="solid" draw:fill-color="#ffffff"/>
      <style:paragraph-properties fo:text-align="start"/>
    </style:style>
    <style:style style:name="MP7" style:family="paragraph">
      <loext:graphic-properties draw:fill="solid" draw:fill-color="#d9d9d9"/>
      <style:paragraph-properties fo:text-align="start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fo:color="#ffffff" loext:opacity="100%" style:font-name="OpenSymbol" fo:font-size="10pt" style:font-size-asian="10pt" style:font-size-complex="10pt"/>
    </style:style>
    <style:style style:name="MT2" style:family="text">
      <style:text-properties fo:color="#ffffff" loext:opacity="100%" style:font-name="Open Sans" fo:font-size="10pt" style:font-size-asian="10pt" style:font-name-complex="Open Sans1" style:font-size-complex="10pt"/>
    </style:style>
    <style:style style:name="MT3" style:family="text">
      <style:text-properties fo:color="#ffffff" loext:opacity="100%" style:font-name="Open Sans" fo:font-size="10pt" officeooo:rsid="0010bae1" style:font-size-asian="10pt" style:font-name-complex="Open Sans1" style:font-size-complex="10pt"/>
    </style:style>
    <style:style style:name="MT4" style:family="text">
      <style:text-properties fo:color="#ffffff" loext:opacity="100%" style:font-name="OpenSymbol" fo:font-size="10pt" fo:font-weight="bold" style:font-size-asian="10pt" style:font-weight-asian="bold" style:font-size-complex="10pt"/>
    </style:style>
    <style:style style:name="MT5" style:family="text">
      <style:text-properties fo:color="#404040" loext:opacity="100%" style:font-name="Open Sans" fo:font-size="12pt" style:font-size-asian="12pt" style:font-name-complex="Open Sans1" style:font-size-complex="12pt"/>
    </style:style>
    <style:style style:name="MT6" style:family="text">
      <style:text-properties style:font-name="Open Sans" fo:font-size="12pt" style:font-size-asian="12pt" style:font-name-complex="Open Sans1" style:font-size-complex="12pt" style:font-weight-complex="bold"/>
    </style:style>
    <style:style style:name="MT7" style:family="text">
      <style:text-properties fo:color="#404040" loext:opacity="100%" style:font-name="Open Sans" fo:font-size="8pt" style:font-size-asian="8pt" style:font-name-complex="Open Sans1" style:font-size-complex="8pt"/>
    </style:style>
    <style:style style:name="Mgr1" style:family="graphic" style:parent-style-name="Frame">
      <style:graphic-properties draw:stroke="none" svg:stroke-width="0.053cm" draw:stroke-linejoin="miter" svg:stroke-linecap="butt" draw:fill="solid" draw:fill-color="#44546a" draw:textarea-vertical-align="middle" draw:auto-grow-height="false" fo:min-height="2.12cm" fo:min-width="20.796cm" fo:padding-top="0.127cm" fo:padding-bottom="0.127cm" fo:padding-left="0.254cm" fo:padding-right="0.254cm" fo:wrap-option="wrap" fo:margin-left="0cm" fo:margin-right="0cm" fo:margin-top="0cm" fo:margin-bottom="0.01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fo:margin-left="2.17cm" fo:margin-right="0.356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53cm" svg:stroke-color="#ffffff" draw:stroke-linejoin="miter" svg:stroke-linecap="butt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background"/>
    </style:style>
    <style:style style:name="Mgr4" style:family="graphic">
      <style:graphic-properties style:run-through="background"/>
    </style:style>
    <style:style style:name="Mgr5" style:family="graphic">
      <style:graphic-properties draw:stroke="none" svg:stroke-width="0.035cm" draw:stroke-linejoin="miter" svg:stroke-linecap="butt" draw:fill="solid" draw:fill-color="#bfbfb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background"/>
    </style:style>
    <style:style style:name="Mgr6" style:family="graphic">
      <style:graphic-properties draw:stroke="solid" svg:stroke-width="0.035cm" svg:stroke-color="#d9d9d9" draw:stroke-linejoin="miter" svg:stroke-linecap="butt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background"/>
    </style:style>
    <style:style style:name="Mgr7" style:family="graphic">
      <style:graphic-properties draw:stroke="solid" svg:stroke-width="0.035cm" svg:stroke-color="#bfbfbf" draw:stroke-linejoin="miter" svg:stroke-linecap="butt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background"/>
    </style:style>
    <style:page-layout style:name="Mpm1">
      <style:page-layout-properties fo:page-width="21.006cm" fo:page-height="29.693cm" style:num-format="1" style:print-orientation="portrait" fo:margin-top="1.249cm" fo:margin-bottom="1.249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66cm" fo:margin-left="0cm" fo:margin-right="0cm" fo:margin-bottom="2.464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0" draw:name="Rechteck 66" draw:style-name="Mgr1" draw:text-style-name="MP3" svg:width="21.303cm" svg:height="2.373cm" svg:x="-2.561cm" svg:y="0.131cm"><text:p text:style-name="MP1">[NAME]</text:p><text:p text:style-name="MP2"><text:span text:style-name="MT1">☎</text:span><text:span text:style-name="MT2"> <text:s/></text:span><text:span text:style-name="MT3">[PHONE]</text:span><text:span text:style-name="MT2"> <text:s/></text:span><text:span text:style-name="MT4"></text:span><text:span text:style-name="MT2"> <text:s/></text:span><text:span text:style-name="MT3">[EMAIL]</text:span></text:p><text:p text:style-name="MP2"><text:span text:style-name="MT1"></text:span><text:span text:style-name="MT2"> <text:s/></text:span><text:span text:style-name="MT3">[STREET]</text:span><text:span text:style-name="MT2">, </text:span><text:span text:style-name="MT3">[PLZ_WITH_LOCATION]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" draw:name="Gruppieren 67" draw:style-name="Mgr2"><draw:custom-shape draw:name="Ellipse 2" draw:style-name="Mgr3" draw:text-style-name="MP4" svg:width="3.768cm" svg:height="3.871cm" svg:x="13.143cm" svg:y="-0.61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g draw:name="Gruppieren 4" draw:style-name="Mgr4"><draw:custom-shape draw:name="Gleichschenkliges Dreieck 5" draw:style-name="Mgr5" draw:text-style-name="MP5" svg:width="0.41cm" svg:height="0.405cm" svg:x="15.007cm" svg:y="-0.292cm"><text:p/><draw:enhanced-geometry draw:mirror-horizontal="false" draw:mirror-vertical="false" svg:viewBox="0 0 0 0" draw:text-areas="?f1 ?f5 ?f4 ?f6" draw:type="ooxml-triangle" draw:modifiers="50000" draw:enhanced-path="M 0 ?f6 L ?f2 0 ?f7 ?f6 Z N"><draw:equation draw:name="f0" draw:formula="if(0-$0 ,0,if(100000-$0 ,$0 ,100000))"/><draw:equation draw:name="f1" draw:formula="logwidth*?f0 /200000"/><draw:equation draw:name="f2" draw:formula="logwidth*?f0 /100000"/><draw:equation draw:name="f3" draw:formula="logwidth/2"/><draw:equation draw:name="f4" draw:formula="?f1 +?f3 -0"/><draw:equation draw:name="f5" draw:formula="logheight/2"/><draw:equation draw:name="f6" draw:formula="logheight"/><draw:equation draw:name="f7" draw:formula="logwidth"/><draw:handle draw:handle-position="?f2 0" draw:handle-range-x-minimum="0" draw:handle-range-x-maximum="100000"/></draw:enhanced-geometry></draw:custom-shape><draw:custom-shape draw:name="Gleichschenkliges Dreieck 6" draw:style-name="Mgr5" draw:text-style-name="MP5" svg:width="0.41cm" svg:height="0.405cm" svg:x="14.648cm" svg:y="-0.314cm"><text:p/><draw:enhanced-geometry draw:mirror-horizontal="false" draw:mirror-vertical="false" svg:viewBox="0 0 0 0" draw:text-areas="?f1 ?f5 ?f4 ?f6" draw:type="ooxml-triangle" draw:modifiers="50000" draw:enhanced-path="M 0 ?f6 L ?f2 0 ?f7 ?f6 Z N"><draw:equation draw:name="f0" draw:formula="if(0-$0 ,0,if(100000-$0 ,$0 ,100000))"/><draw:equation draw:name="f1" draw:formula="logwidth*?f0 /200000"/><draw:equation draw:name="f2" draw:formula="logwidth*?f0 /100000"/><draw:equation draw:name="f3" draw:formula="logwidth/2"/><draw:equation draw:name="f4" draw:formula="?f1 +?f3 -0"/><draw:equation draw:name="f5" draw:formula="logheight/2"/><draw:equation draw:name="f6" draw:formula="logheight"/><draw:equation draw:name="f7" draw:formula="logwidth"/><draw:handle draw:handle-position="?f2 0" draw:handle-range-x-minimum="0" draw:handle-range-x-maximum="100000"/></draw:enhanced-geometry></draw:custom-shape><draw:g draw:name="Gruppieren 7" draw:style-name="Mgr4"><draw:custom-shape draw:name="Ellipse 8" draw:style-name="Mgr6" draw:text-style-name="MP6" svg:width="1.657cm" svg:height="1.708cm" svg:x="14.194cm" svg:y="-0.102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Akkord 9" draw:style-name="Mgr6" draw:text-style-name="MP6" svg:width="2.109cm" svg:height="2.498cm" draw:transform="rotate (-1.5707963267949) translate (13.7795cm 1.61395833333333cm)"><text:p/><draw:enhanced-geometry draw:mirror-horizontal="false" draw:mirror-vertical="false" svg:viewBox="0 0 0 0" draw:text-areas="?f27 ?f29 ?f28 ?f30" draw:type="ooxml-chord" draw:modifiers="5349376 16279545" draw:enhanced-path="M ?f16 ?f18 Z N" drawooo:enhanced-path="M ?f16 ?f18 G ?f5 ?f7 ?f31 ?f32 Z N"><draw:equation draw:name="f0" draw:formula="if(0-$0 ,0,if(21599999-$0 ,$0 ,21599999))"/><draw:equation draw:name="f1" draw:formula="if(0-$1 ,0,if(21599999-$1 ,$1 ,21599999))"/><draw:equation draw:name="f2" draw:formula="?f1 +0-?f0 "/><draw:equation draw:name="f3" draw:formula="?f2 +21600000-0"/><draw:equation draw:name="f4" draw:formula="if(?f2 ,?f2 ,?f3 )"/><draw:equation draw:name="f5" draw:formula="logwidth/2"/><draw:equation draw:name="f6" draw:formula="?f5 *sin(pi*(?f0 )/10800000)"/><draw:equation draw:name="f7" draw:formula="logheight/2"/><draw:equation draw:name="f8" draw:formula="?f7 *cos(pi*(?f0 )/10800000)"/><draw:equation draw:name="f9" draw:formula="?f5 *(cos(atan2(?f6 ,?f8 )))"/><draw:equation draw:name="f10" draw:formula="?f7 *(sin(atan2(?f6 ,?f8 )))"/><draw:equation draw:name="f11" draw:formula="?f5 *sin(pi*(?f1 )/10800000)"/><draw:equation draw:name="f12" draw:formula="?f7 *cos(pi*(?f1 )/10800000)"/><draw:equation draw:name="f13" draw:formula="?f5 *(cos(atan2(?f11 ,?f12 )))"/><draw:equation draw:name="f14" draw:formula="?f7 *(sin(atan2(?f11 ,?f12 )))"/><draw:equation draw:name="f15" draw:formula="logwidth/2"/><draw:equation draw:name="f16" draw:formula="?f15 +?f9 -0"/><draw:equation draw:name="f17" draw:formula="logheight/2"/><draw:equation draw:name="f18" draw:formula="?f17 +?f10 -0"/><draw:equation draw:name="f19" draw:formula="?f15 +?f13 -0"/><draw:equation draw:name="f20" draw:formula="?f17 +?f14 -0"/><draw:equation draw:name="f21" draw:formula="(?f16 +?f19 )/2"/><draw:equation draw:name="f22" draw:formula="(?f18 +?f20 )/2"/><draw:equation draw:name="f23" draw:formula="?f4 *1/2"/><draw:equation draw:name="f24" draw:formula="?f0 +?f23 -10800000"/><draw:equation draw:name="f25" draw:formula="?f5 *cos(pi*(2700000)/10800000)"/><draw:equation draw:name="f26" draw:formula="?f7 *sin(pi*(2700000)/10800000)"/><draw:equation draw:name="f27" draw:formula="?f15 +0-?f25 "/><draw:equation draw:name="f28" draw:formula="?f15 +?f25 -0"/><draw:equation draw:name="f29" draw:formula="?f17 +0-?f26 "/><draw:equation draw:name="f30" draw:formula="?f17 +?f26 -0"/><draw:equation draw:name="f31" draw:formula="(?f0 )/60000.0"/><draw:equation draw:name="f32" draw:formula="(?f4 )/60000.0"/><draw:handle draw:handle-position="?f16 ?f18"/><draw:handle draw:handle-position="?f19 ?f20"/></draw:enhanced-geometry></draw:custom-shape><draw:custom-shape draw:name="Parallelogramm 10" draw:style-name="Mgr6" draw:text-style-name="MP6" svg:width="0.558cm" svg:height="0.168cm" draw:transform="rotate (-0.347495054072072) translate (14.4180277777778cm 1.45697222222222cm)"><text:p/><draw:enhanced-geometry draw:mirror-horizontal="false" draw:mirror-vertical="false" svg:viewBox="0 0 0 0" draw:text-areas="?f13 ?f14 ?f15 ?f16" draw:type="ooxml-parallelogram" draw:modifiers="25000" draw:enhanced-path="M 0 ?f22 L ?f4 0 ?f23 0 ?f6 ?f22 Z N"><draw:equation draw:name="f0" draw:formula="min(logwidth,logheight)"/><draw:equation draw:name="f1" draw:formula="10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3 "/><draw:equation draw:name="f6" draw:formula="logwidth+0-?f4 "/><draw:equation draw:name="f7" draw:formula="?f6 *1/2"/><draw:equation draw:name="f8" draw:formula="logwidth+0-?f7 "/><draw:equation draw:name="f9" draw:formula="logwidth/2"/><draw:equation draw:name="f10" draw:formula="?f9 *?f2 /?f1 "/><draw:equation draw:name="f11" draw:formula="5*?f2 /?f1 "/><draw:equation draw:name="f12" draw:formula="(1+?f11 )/12"/><draw:equation draw:name="f13" draw:formula="?f12 *logwidth/1"/><draw:equation draw:name="f14" draw:formula="?f12 *logheight/1"/><draw:equation draw:name="f15" draw:formula="logwidth+0-?f13 "/><draw:equation draw:name="f16" draw:formula="logheight+0-?f14 "/><draw:equation draw:name="f17" draw:formula="logwidth/2"/><draw:equation draw:name="f18" draw:formula="logheight*?f17 /?f4 "/><draw:equation draw:name="f19" draw:formula="if(0-?f18 ,0,if(logheight-?f18 ,?f18 ,logheight))"/><draw:equation draw:name="f20" draw:formula="logheight+0-?f19 "/><draw:equation draw:name="f21" draw:formula="logheight/2"/><draw:equation draw:name="f22" draw:formula="logheight"/><draw:equation draw:name="f23" draw:formula="logwidth"/><draw:handle draw:handle-position="?f4 0" draw:handle-range-x-minimum="0" draw:handle-range-x-maximum="?f1"/></draw:enhanced-geometry></draw:custom-shape><draw:custom-shape draw:name="Parallelogramm 11" draw:style-name="Mgr6" draw:text-style-name="MP6" svg:width="0.571cm" svg:height="0.158cm" draw:transform="rotate (0.424987672860619) translate (15.0865416666667cm 1.41463888888889cm)"><text:p/><draw:enhanced-geometry draw:mirror-horizontal="false" draw:mirror-vertical="false" svg:viewBox="0 0 0 0" draw:text-areas="?f13 ?f14 ?f15 ?f16" draw:type="ooxml-parallelogram" draw:modifiers="25000" draw:enhanced-path="M 0 ?f22 L ?f4 0 ?f23 0 ?f6 ?f22 Z N"><draw:equation draw:name="f0" draw:formula="min(logwidth,logheight)"/><draw:equation draw:name="f1" draw:formula="10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3 "/><draw:equation draw:name="f6" draw:formula="logwidth+0-?f4 "/><draw:equation draw:name="f7" draw:formula="?f6 *1/2"/><draw:equation draw:name="f8" draw:formula="logwidth+0-?f7 "/><draw:equation draw:name="f9" draw:formula="logwidth/2"/><draw:equation draw:name="f10" draw:formula="?f9 *?f2 /?f1 "/><draw:equation draw:name="f11" draw:formula="5*?f2 /?f1 "/><draw:equation draw:name="f12" draw:formula="(1+?f11 )/12"/><draw:equation draw:name="f13" draw:formula="?f12 *logwidth/1"/><draw:equation draw:name="f14" draw:formula="?f12 *logheight/1"/><draw:equation draw:name="f15" draw:formula="logwidth+0-?f13 "/><draw:equation draw:name="f16" draw:formula="logheight+0-?f14 "/><draw:equation draw:name="f17" draw:formula="logwidth/2"/><draw:equation draw:name="f18" draw:formula="logheight*?f17 /?f4 "/><draw:equation draw:name="f19" draw:formula="if(0-?f18 ,0,if(logheight-?f18 ,?f18 ,logheight))"/><draw:equation draw:name="f20" draw:formula="logheight+0-?f19 "/><draw:equation draw:name="f21" draw:formula="logheight/2"/><draw:equation draw:name="f22" draw:formula="logheight"/><draw:equation draw:name="f23" draw:formula="logwidth"/><draw:handle draw:handle-position="?f4 0" draw:handle-range-x-minimum="0" draw:handle-range-x-maximum="?f1"/></draw:enhanced-geometry></draw:custom-shape><draw:custom-shape draw:name="Trapezoid 12" draw:style-name="Mgr7" draw:text-style-name="MP7" svg:width="0.274cm" svg:height="1.01cm" svg:x="14.894cm" svg:y="1.639cm"><text:p/><draw:enhanced-geometry draw:mirror-horizontal="false" draw:mirror-vertical="false" svg:viewBox="0 0 0 0" draw:text-areas="?f8 ?f10 ?f11 ?f14" draw:type="ooxml-trapezoid" draw:modifiers="25000" draw:enhanced-path="M 0 ?f14 L ?f4 0 ?f5 0 ?f15 ?f14 Z N"><draw:equation draw:name="f0" draw:formula="min(logwidth,logheight)"/><draw:equation draw:name="f1" draw:formula="5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4 "/><draw:equation draw:name="f6" draw:formula="logwidth+0-?f3 "/><draw:equation draw:name="f7" draw:formula="logwidth/3"/><draw:equation draw:name="f8" draw:formula="?f7 *?f2 /?f1 "/><draw:equation draw:name="f9" draw:formula="logheight/3"/><draw:equation draw:name="f10" draw:formula="?f9 *?f2 /?f1 "/><draw:equation draw:name="f11" draw:formula="logwidth+0-?f8 "/><draw:equation draw:name="f12" draw:formula="logwidth/2"/><draw:equation draw:name="f13" draw:formula="logheight/2"/><draw:equation draw:name="f14" draw:formula="logheight"/><draw:equation draw:name="f15" draw:formula="logwidth"/><draw:handle draw:handle-position="?f4 0" draw:handle-range-x-minimum="0" draw:handle-range-x-maximum="?f1"/></draw:enhanced-geometry></draw:custom-shape></draw:g><draw:custom-shape draw:name="Akkord 13" draw:style-name="Mgr5" draw:text-style-name="MP5" svg:width="0.613cm" svg:height="0.133cm" svg:x="14.732cm" svg:y="-0.123cm"><text:p/><draw:enhanced-geometry draw:mirror-horizontal="false" draw:mirror-vertical="false" svg:viewBox="0 0 0 0" draw:text-areas="?f27 ?f29 ?f28 ?f30" draw:type="ooxml-chord" draw:modifiers="20450718 16200000" draw:enhanced-path="M ?f16 ?f18 Z N" drawooo:enhanced-path="M ?f16 ?f18 G ?f5 ?f7 ?f31 ?f32 Z N"><draw:equation draw:name="f0" draw:formula="if(0-$0 ,0,if(21599999-$0 ,$0 ,21599999))"/><draw:equation draw:name="f1" draw:formula="if(0-$1 ,0,if(21599999-$1 ,$1 ,21599999))"/><draw:equation draw:name="f2" draw:formula="?f1 +0-?f0 "/><draw:equation draw:name="f3" draw:formula="?f2 +21600000-0"/><draw:equation draw:name="f4" draw:formula="if(?f2 ,?f2 ,?f3 )"/><draw:equation draw:name="f5" draw:formula="logwidth/2"/><draw:equation draw:name="f6" draw:formula="?f5 *sin(pi*(?f0 )/10800000)"/><draw:equation draw:name="f7" draw:formula="logheight/2"/><draw:equation draw:name="f8" draw:formula="?f7 *cos(pi*(?f0 )/10800000)"/><draw:equation draw:name="f9" draw:formula="?f5 *(cos(atan2(?f6 ,?f8 )))"/><draw:equation draw:name="f10" draw:formula="?f7 *(sin(atan2(?f6 ,?f8 )))"/><draw:equation draw:name="f11" draw:formula="?f5 *sin(pi*(?f1 )/10800000)"/><draw:equation draw:name="f12" draw:formula="?f7 *cos(pi*(?f1 )/10800000)"/><draw:equation draw:name="f13" draw:formula="?f5 *(cos(atan2(?f11 ,?f12 )))"/><draw:equation draw:name="f14" draw:formula="?f7 *(sin(atan2(?f11 ,?f12 )))"/><draw:equation draw:name="f15" draw:formula="logwidth/2"/><draw:equation draw:name="f16" draw:formula="?f15 +?f9 -0"/><draw:equation draw:name="f17" draw:formula="logheight/2"/><draw:equation draw:name="f18" draw:formula="?f17 +?f10 -0"/><draw:equation draw:name="f19" draw:formula="?f15 +?f13 -0"/><draw:equation draw:name="f20" draw:formula="?f17 +?f14 -0"/><draw:equation draw:name="f21" draw:formula="(?f16 +?f19 )/2"/><draw:equation draw:name="f22" draw:formula="(?f18 +?f20 )/2"/><draw:equation draw:name="f23" draw:formula="?f4 *1/2"/><draw:equation draw:name="f24" draw:formula="?f0 +?f23 -10800000"/><draw:equation draw:name="f25" draw:formula="?f5 *cos(pi*(2700000)/10800000)"/><draw:equation draw:name="f26" draw:formula="?f7 *sin(pi*(2700000)/10800000)"/><draw:equation draw:name="f27" draw:formula="?f15 +0-?f25 "/><draw:equation draw:name="f28" draw:formula="?f15 +?f25 -0"/><draw:equation draw:name="f29" draw:formula="?f17 +0-?f26 "/><draw:equation draw:name="f30" draw:formula="?f17 +?f26 -0"/><draw:equation draw:name="f31" draw:formula="(?f0 )/60000.0"/><draw:equation draw:name="f32" draw:formula="(?f4 )/60000.0"/><draw:handle draw:handle-position="?f16 ?f18"/><draw:handle draw:handle-position="?f19 ?f20"/></draw:enhanced-geometry></draw:custom-shape><draw:custom-shape draw:name="Gleichschenkliges Dreieck 14" draw:style-name="Mgr5" draw:text-style-name="MP5" svg:width="0.41cm" svg:height="0.405cm" svg:x="14.817cm" svg:y="-0.419cm"><text:p/><draw:enhanced-geometry draw:mirror-horizontal="false" draw:mirror-vertical="false" svg:viewBox="0 0 0 0" draw:text-areas="?f1 ?f5 ?f4 ?f6" draw:type="ooxml-triangle" draw:modifiers="50000" draw:enhanced-path="M 0 ?f6 L ?f2 0 ?f7 ?f6 Z N"><draw:equation draw:name="f0" draw:formula="if(0-$0 ,0,if(100000-$0 ,$0 ,100000))"/><draw:equation draw:name="f1" draw:formula="logwidth*?f0 /200000"/><draw:equation draw:name="f2" draw:formula="logwidth*?f0 /100000"/><draw:equation draw:name="f3" draw:formula="logwidth/2"/><draw:equation draw:name="f4" draw:formula="?f1 +?f3 -0"/><draw:equation draw:name="f5" draw:formula="logheight/2"/><draw:equation draw:name="f6" draw:formula="logheight"/><draw:equation draw:name="f7" draw:formula="logwidth"/><draw:handle draw:handle-position="?f2 0" draw:handle-range-x-minimum="0" draw:handle-range-x-maximum="100000"/></draw:enhanced-geometry></draw:custom-shape></draw:g></draw:g></text:p>
      </style:header>
      <style:footer>
        <text:p text:style-name="MP8"><text:span text:style-name="MT5">Seite </text:span><text:span text:style-name="MT6"><text:page-number text:select-page="current">1</text:page-number></text:span><text:span text:style-name="MT5"><text:s/>von</text:span><text:span text:style-name="MT7"> </text:span><field:fieldmark-start text:name="Bookmark" field:type="vnd.oasis.opendocument.field.UNHANDLED"><field:param field:name="vnd.oasis.opendocument.field.code" field:value="SECTIONPAGES   \* MERGEFORMAT"/><field:param field:name="vnd.oasis.opendocument.field.id" field:value="66"/></field:fieldmark-start>2<field:fieldmark-end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ewerbung.co</meta:initial-creator>
    <meta:editing-cycles>25</meta:editing-cycles>
    <meta:print-date>2015-10-29T14:14:00</meta:print-date>
    <meta:creation-date>2015-10-31T11:56:00</meta:creation-date>
    <dc:date>2021-07-31T12:08:57.313338555</dc:date>
    <dc:language>de-CH</dc:language>
    <meta:editing-duration>PT28M29S</meta:editing-duration>
    <meta:generator>LibreOffice/7.1.4.2$Linux_X86_64 LibreOffice_project/e19c8e005a853514adc94ef87a3fca3f43994787</meta:generator>
    <meta:document-statistic meta:table-count="6" meta:image-count="0" meta:object-count="0" meta:page-count="1" meta:paragraph-count="33" meta:word-count="51" meta:character-count="534" meta:non-whitespace-character-count="512"/>
    <meta:user-defined meta:name="AppVersion">16.0000</meta:user-defined>
    <meta:user-defined meta:name="Company">HS Pforzheim</meta:user-defined>
    <meta:user-defined meta:name="ComplianceAssetId"/>
    <meta:user-defined meta:name="ContentTypeId">0x0101009D08AAEF06658447A6BEE6C57A1EDD4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der" meta:value-type="float">6080300</meta:user-defined>
    <meta:user-defined meta:name="ScaleCrop" meta:value-type="boolean">false</meta:user-defined>
    <meta:user-defined meta:name="ShareDoc" meta:value-type="boolean">false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